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tpConnector.getHo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Connector.star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HttpConnector.setServer( Server ser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Connector.shutDow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ttpConnector.setPort( int po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Connector.HttpConnector( Connector 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Connector.setHost( String ho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Connector.getMaxThrea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Connector.stop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HttpConnector.setMaxThreads( int maxThrea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Connector.init( ComponentContext c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HttpConnector.getSer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Connector.HttpConne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HttpConnector.get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Connector.HttpConnector( String host , int po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